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Verdana" svg:font-family="Verdana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783in"/>
    </style:style>
    <style:style style:name="co3" style:family="table-column">
      <style:table-column-properties fo:break-before="auto" style:column-width="3.3992in"/>
    </style:style>
    <style:style style:name="co5" style:family="table-column">
      <style:table-column-properties fo:break-before="auto" style:column-width="3.6543in"/>
    </style:style>
    <style:style style:name="co6" style:family="table-column">
      <style:table-column-properties fo:break-before="auto" style:column-width="3.3008in"/>
    </style:style>
    <style:style style:name="ro5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362in" fo:break-before="auto" style:use-optimal-row-height="true"/>
    </style:style>
    <style:style style:name="ro3" style:family="table-row">
      <style:table-row-properties style:row-height="0.1264in" fo:break-before="auto" style:use-optimal-row-height="true"/>
    </style:style>
    <style:style style:name="ro4" style:family="table-row">
      <style:table-row-properties style:row-height="0.1425in" fo:break-before="auto" style:use-optimal-row-height="true"/>
    </style:style>
    <style:style style:name="ro6" style:family="table-row">
      <style:table-row-properties style:row-height="0.1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Courier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8pt" style:language-asian="en" style:country-asian="US" style:font-style-asian="normal" style:font-weight-asian="normal" style:font-name-complex="Courier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8pt" style:language-asian="en" style:country-asian="US" style:font-style-asian="normal" style:font-weight-asian="normal" style:font-name-complex="Courier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8pt" fo:language="en" fo:country="US" style:font-name-asian="Verdana" style:font-size-asian="8pt" style:language-asian="en" style:country-asian="US" style:font-name-complex="Verdana" style:font-size-complex="8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pt" style:language-asian="en" style:country-asian="US" style:font-style-asian="normal" style:font-weight-asian="normal" style:font-name-complex="Verdan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6"/>
        <table:table-column table:style-name="co6" table:number-columns-repeated="1021" table:default-cell-style-name="ce6"/>
        <table:table-row table:style-name="ro2">
          <table:table-cell table:style-name="ce1" office:value-type="string">
            <text:p>Test Directory</text:p>
          </table:table-cell>
          <table:table-cell table:style-name="ce1" office:value-type="string">
            <text:p>Test Name</text:p>
          </table:table-cell>
          <table:table-cell table:style-name="ce5" office:value-type="string">
            <text:p>Eclipselink bug url</text:p>
          </table:table-cell>
          <table:table-cell table:style-name="ce5" office:value-type="string">
            <text:p>Bug Description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https://bugs.eclipse.org/bugs/show_bug.cgi?id=357089</text:p>
          </table:table-cell>
          <table:table-cell office:value-type="string">
            <text:p>javax.persistence.Parameter.getPosition() always returns nul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https://bugs.eclipse.org/bugs/show_bug.cgi?id=357099</text:p>
          </table:table-cell>
          <table:table-cell office:value-type="string">
            <text:p>javax.persistence.Parameter.getParameterType() does not throw java.lang.IllegalStateException</text:p>
          </table:table-cell>
          <table:table-cell table:number-columns-repeated="1020"/>
        </table:table-row>
        <table:table-row table:style-name="ro4">
          <table:table-cell office:value-type="string">
            <text:p>core/annotations/mapkey</text:p>
          </table:table-cell>
          <table:table-cell office:value-type="string">
            <text:p>joinColumnInsertable</text:p>
          </table:table-cell>
          <table:table-cell office:value-type="string">
            <text:p>https://bugs.eclipse.org/bugs/show_bug.cgi?id=365931</text:p>
          </table:table-cell>
          <table:table-cell office:value-type="string">
            <text:p>@JoinColumn(name="FK_DEPT", insertable = false, <text:s/>updatable = true) causes INSERT statement to include this data value that it is associated with</text:p>
          </table:table-cell>
          <table:table-cell table:number-columns-repeated="1020"/>
        </table:table-row>
        <table:table-row table:style-name="ro4">
          <table:table-cell office:value-type="string">
            <text:p>core/annotations/mapkey</text:p>
          </table:table-cell>
          <table:table-cell office:value-type="string">
            <text:p>joinColumnUpdatable</text:p>
          </table:table-cell>
          <table:table-cell office:value-type="string">
            <text:p>https://bugs.eclipse.org/bugs/show_bug.cgi?id=366041</text:p>
          </table:table-cell>
          <table:table-cell office:value-type="string">
            <text:p>@JoinColumn(name="FK_DEPT", insertable = true, <text:s/>updatable = false) causes UPDATE statement to include this data value that it is associated with</text:p>
          </table:table-cell>
          <table:table-cell table:number-columns-repeated="1020"/>
        </table:table-row>
        <table:table-row table:style-name="ro4">
          <table:table-cell office:value-type="string">
            <text:p>core/annotations/nativequery</text:p>
          </table:table-cell>
          <table:table-cell office:value-type="string">
            <text:p>executeUpdateIllegalStateExceptionTest</text:p>
          </table:table-cell>
          <table:table-cell office:value-type="string">
            <text:p>https://bugs.eclipse.org/bugs/show_bug.cgi?id=366057</text:p>
          </table:table-cell>
          <table:table-cell office:value-type="string">
            <text:p>createNativeQuery(String).executeUpdate() for a JPQL SELECT statement does not throw an IllegalStateException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ore/criteriaapi/abstractquery</text:p>
          </table:table-cell>
          <table:table-cell office:value-type="string">
            <text:p>getGroupList</text:p>
          </table:table-cell>
          <table:table-cell office:value-type="string">
            <text:p><text:a xlink:href="https://bugs.eclipse.org/bugs/show_bug.cgi?id=366061">https://bugs.eclipse.org/bugs/show_bug.cgi?id=366061</text:a></text:p>
          </table:table-cell>
          <table:table-cell table:style-name="ce7" office:value-type="string">
            <text:p>getGroupList() returned null instead of an empty list when no grouping expressions has been specified</text:p>
          </table:table-cell>
          <table:table-cell table:number-columns-repeated="1020"/>
        </table:table-row>
        <table:table-row table:style-name="ro4">
          <table:table-cell office:value-type="string">
            <text:p>core/criteriaapi/abstractquery</text:p>
          </table:table-cell>
          <table:table-cell office:value-type="string">
            <text:p>PredicateIsNegatedTest</text:p>
          </table:table-cell>
          <table:table-cell office:value-type="string">
            <text:p>https://bugs.eclipse.org/bugs/show_bug.cgi?id=366096</text:p>
          </table:table-cell>
          <table:table-cell table:style-name="ce8" office:value-type="string">
            <text:p>isNegated() returning wrong results</text:p>
          </table:table-cell>
          <table:table-cell table:number-columns-repeated="1020"/>
        </table:table-row>
        <table:table-row table:style-name="ro4">
          <table:table-cell office:value-type="string">
            <text:p>core/criteriaapi/criteriabuilder</text:p>
          </table:table-cell>
          <table:table-cell office:value-type="string">
            <text:p>criteriaBuilderIn2Test</text:p>
          </table:table-cell>
          <table:table-cell office:value-type="string">
            <text:p>https://bugs.eclipse.org/bugs/show_bug.cgi?id=366096</text:p>
          </table:table-cell>
          <table:table-cell table:style-name="ce8" office:value-type="string">
            <text:p>isNegated() returning wrong results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re/criteriaapi/criteriabuilder</text:p>
          </table:table-cell>
          <table:table-cell table:style-name="ce4" office:value-type="string">
            <text:p>literalIllegalArgumentExceptionTest</text:p>
          </table:table-cell>
          <table:table-cell office:value-type="string">
            <text:p>https://bugs.eclipse.org/bugs/show_bug.cgi?id=366100</text:p>
          </table:table-cell>
          <table:table-cell table:style-name="ce8" office:value-type="string">
            <text:p>cbuilder.literal(null) does not thrown java.lang.IllegalArgumentException as specified in the javadoc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re/criteriaapi/criteriabuilder</text:p>
          </table:table-cell>
          <table:table-cell table:style-name="ce4" office:value-type="string">
            <text:p>tupleGetIntClassIllegalArgumentExceptionTest</text:p>
          </table:table-cell>
          <table:table-cell office:value-type="string">
            <text:p>https://bugs.eclipse.org/bugs/show_bug.cgi?id=366104</text:p>
          </table:table-cell>
          <table:table-cell table:style-name="ce8" office:value-type="string">
            <text:p>Tuple.get(int) does not throw IllegalArgumentException when int exceeds length of result tuple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re/criteriaapi/criteriabuilder</text:p>
          </table:table-cell>
          <table:table-cell table:style-name="ce4" office:value-type="string">
            <text:p>tupleGetIntClassIllegalArgumentExceptionTest</text:p>
          </table:table-cell>
          <table:table-cell office:value-type="string">
            <text:p>https://bugs.eclipse.org/bugs/show_bug.cgi?id=366112</text:p>
          </table:table-cell>
          <table:table-cell table:style-name="ce8" office:value-type="string">
            <text:p>Tuple.get(int,java.lang.Class&lt;X&gt;) does not throw IllegalArgumentException - if element cannot be assigned to the specified type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re/criteriaapi/criteriabuilder</text:p>
          </table:table-cell>
          <table:table-cell table:style-name="ce4" office:value-type="string">
            <text:p>tupleGetIntIllegalArgumentExceptionTest</text:p>
          </table:table-cell>
          <table:table-cell office:value-type="string">
            <text:p>https://bugs.eclipse.org/bugs/show_bug.cgi?id=366112</text:p>
          </table:table-cell>
          <table:table-cell table:style-name="ce8" office:value-type="string">
            <text:p>Tuple.get(int,java.lang.Class&lt;X&gt;) does not throw IllegalArgumentException - if element cannot be assigned to the specified type</text:p>
          </table:table-cell>
          <table:table-cell table:number-columns-repeated="1020"/>
        </table:table-row>
        <table:table-row table:style-name="ro4">
          <table:table-cell office:value-type="string">
            <text:p>core/criteriaapi/criteriabuilder</text:p>
          </table:table-cell>
          <table:table-cell office:value-type="string">
            <text:p>tupleGetStringClassIllegalArgumentExceptionTest</text:p>
          </table:table-cell>
          <table:table-cell office:value-type="string">
            <text:p>https://bugs.eclipse.org/bugs/show_bug.cgi?id=366179</text:p>
          </table:table-cell>
          <table:table-cell table:style-name="ce8" office:value-type="string">
            <text:p>Tuple.get(String) does not throw IllegalArgumentException if alias does not correspond to an element in the query result tuple</text:p>
          </table:table-cell>
          <table:table-cell table:number-columns-repeated="1020"/>
        </table:table-row>
        <table:table-row table:style-name="ro4">
          <table:table-cell office:value-type="string">
            <text:p>core/criteriaapi/criteriabuilder</text:p>
          </table:table-cell>
          <table:table-cell office:value-type="string">
            <text:p>tupleGetStringIllegalArgumentExceptionTest</text:p>
          </table:table-cell>
          <table:table-cell office:value-type="string">
            <text:p>https://bugs.eclipse.org/bugs/show_bug.cgi?id=366179</text:p>
          </table:table-cell>
          <table:table-cell table:style-name="ce8" office:value-type="string">
            <text:p>Tuple.get(String) does not throw IllegalArgumentException if alias does not correspond to an element in the query result tuple</text:p>
          </table:table-cell>
          <table:table-cell table:number-columns-repeated="1020"/>
        </table:table-row>
        <table:table-row table:style-name="ro4">
          <table:table-cell office:value-type="string">
            <text:p>core/criteriaapi/criteriabuilder</text:p>
          </table:table-cell>
          <table:table-cell office:value-type="string">
            <text:p>tupleGetTupleElementIllegalArgumentExceptionTest</text:p>
          </table:table-cell>
          <table:table-cell office:value-type="string">
            <text:p>https://bugs.eclipse.org/bugs/show_bug.cgi?id=366182</text:p>
          </table:table-cell>
          <table:table-cell table:style-name="ce8" office:value-type="string">
            <text:p>t.get(TupleElement) does not throw java.lang.IllegalArgumentException if tuple element does not correspond to an element in the query result tuple</text:p>
          </table:table-cell>
          <table:table-cell table:number-columns-repeated="1020"/>
        </table:table-row>
        <table:table-row table:style-name="ro4">
          <table:table-cell office:value-type="string">
            <text:p>core/criteriaapi/criteriabuilder</text:p>
          </table:table-cell>
          <table:table-cell office:value-type="string">
            <text:p>tupleSelectionArrayIllegalArgumentExceptionTest</text:p>
          </table:table-cell>
          <table:table-cell office:value-type="string">
            <text:p>https://bugs.eclipse.org/bugs/show_bug.cgi?id=366199</text:p>
          </table:table-cell>
          <table:table-cell table:style-name="ce8" office:value-type="string">
            <text:p>CriteriaBuilder.tuple(Selection) does not throw IllegalArgumentException if an argument is a tuple- or array-valued selection item</text:p>
          </table:table-cell>
          <table:table-cell table:number-columns-repeated="1020"/>
        </table:table-row>
        <table:table-row table:style-name="ro4">
          <table:table-cell office:value-type="string">
            <text:p>core/criteriaapi/criteriabuilder</text:p>
          </table:table-cell>
          <table:table-cell office:value-type="string">
            <text:p>arrayIllegalArgumentExceptionTest</text:p>
          </table:table-cell>
          <table:table-cell office:value-type="string">
            <text:p><text:a xlink:href="https://bugs.eclipse.org/bugs/show_bug.cgi?id=366206">https://bugs.eclipse.org/bugs/show_bug.cgi?id=366206</text:a></text:p>
          </table:table-cell>
          <table:table-cell table:style-name="ce8" office:value-type="string">
            <text:p>CriteriaBuilder.array(Selection) does not throw IllegalArgumentException if an argument is a tuple- or array-valued selection item</text:p>
          </table:table-cell>
          <table:table-cell table:number-columns-repeated="1020"/>
        </table:table-row>
        <table:table-row table:style-name="ro4">
          <table:table-cell office:value-type="string">
            <text:p>core/criteriaapi/criteriabuilder</text:p>
          </table:table-cell>
          <table:table-cell office:value-type="string">
            <text:p>constructIllegalArgumentExceptionTest</text:p>
          </table:table-cell>
          <table:table-cell office:value-type="string">
            <text:p>https://bugs.eclipse.org/bugs/show_bug.cgi?id=366248</text:p>
          </table:table-cell>
          <table:table-cell table:style-name="ce8" office:value-type="string">
            <text:p>CriteriaBuilder.construct(Class, Selection) does not throw IllegalArgumentException if an argument is a tuple- or array-valued selection item</text:p>
          </table:table-cell>
          <table:table-cell table:number-columns-repeated="1020"/>
        </table:table-row>
        <table:table-row table:style-name="ro4">
          <table:table-cell office:value-type="string">
            <text:p>core/criteriaapi/criteriaquery</text:p>
          </table:table-cell>
          <table:table-cell office:value-type="string">
            <text:p>multiselectIllegalArgumentExceptionTest</text:p>
          </table:table-cell>
          <table:table-cell office:value-type="string">
            <text:p>https://bugs.eclipse.org/bugs/show_bug.cgi?id=366261</text:p>
          </table:table-cell>
          <table:table-cell table:style-name="ce8" office:value-type="string">
            <text:p>CriteriaQuery.multiselect() does not throw IllegalArgumentException if more than one selection item has the same assigned alias</text:p>
          </table:table-cell>
          <table:table-cell table:number-columns-repeated="1020"/>
        </table:table-row>
        <table:table-row table:style-name="ro4">
          <table:table-cell office:value-type="string">
            <text:p>core/criteriaapi/criteriaquery</text:p>
          </table:table-cell>
          <table:table-cell office:value-type="string">
            <text:p>selectIllegalArgumentException</text:p>
          </table:table-cell>
          <table:table-cell office:value-type="string">
            <text:p>https://bugs.eclipse.org/bugs/show_bug.cgi?id=366386</text:p>
          </table:table-cell>
          <table:table-cell table:style-name="ce8" office:value-type="string">
            <text:p>CriteriaBuilder.select(Selection) IllegalArgumentException if the selection is a compound selection and more than one selection item has the same assigned alias</text:p>
          </table:table-cell>
          <table:table-cell table:number-columns-repeated="1020"/>
        </table:table-row>
        <table:table-row table:style-name="ro4">
          <table:table-cell office:value-type="string">
            <text:p>core/criteriaapi/strquery</text:p>
          </table:table-cell>
          <table:table-cell office:value-type="string">
            <text:p>joinTest</text:p>
          </table:table-cell>
          <table:table-cell office:value-type="string">
            <text:p>https://bugs.eclipse.org/bugs/show_bug.cgi?id=366397</text:p>
          </table:table-cell>
          <table:table-cell table:style-name="ce8" office:value-type="string">
            <text:p>criteria.From.join(..., JoinType.LEFT).getJoinType() does not return JoinType.LEFT</text:p>
          </table:table-cell>
          <table:table-cell table:number-columns-repeated="1020"/>
        </table:table-row>
        <table:table-row table:style-name="ro4">
          <table:table-cell office:value-type="string">
            <text:p>core/entityManager</text:p>
          </table:table-cell>
          <table:table-cell office:value-type="string">
            <text:p>findExceptionsTest</text:p>
          </table:table-cell>
          <table:table-cell office:value-type="string">
            <text:p>https://bugs.eclipse.org/bugs/show_bug.cgi?id=366407</text:p>
          </table:table-cell>
          <table:table-cell table:style-name="ce8" office:value-type="string">
            <text:p>EntityManager.find(java.lang.Class, Object,LockModeType) does not throw TransactionRequiredException when there is no transaction and a lock mode other than NONE is specified</text:p>
          </table:table-cell>
          <table:table-cell table:number-columns-repeated="1020"/>
        </table:table-row>
        <table:table-row table:style-name="ro4">
          <table:table-cell office:value-type="string">
            <text:p>core/entityManagerFactory</text:p>
          </table:table-cell>
          <table:table-cell office:value-type="string">
            <text:p>getPersistenceUnitUtilIllegalStateExceptionTest</text:p>
          </table:table-cell>
          <table:table-cell office:value-type="string">
            <text:p>https://bugs.eclipse.org/bugs/show_bug.cgi?id=366427</text:p>
          </table:table-cell>
          <table:table-cell table:style-name="ce8" office:value-type="string">
            <text:p>EntityManagerFactory.getPersistenceUnitUtil() does not throw IllegalStateException when the entity manager factory has been closed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re/lock/query</text:p>
          </table:table-cell>
          <table:table-cell office:value-type="string">
            <text:p>getLockModeNONSELECTIllegalStateExceptionTest</text:p>
          </table:table-cell>
          <table:table-cell office:value-type="string">
            <text:p>https://bugs.eclipse.org/bugs/show_bug.cgi?id=366436</text:p>
          </table:table-cell>
          <table:table-cell table:style-name="ce8" office:value-type="string">
            <text:p>Query.getLockMode() does not throw IllegalStateException when the query is found not to be a Java Persistence query language SELECT query or a Criteria API query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re/lock/query</text:p>
          </table:table-cell>
          <table:table-cell office:value-type="string">
            <text:p>getLockModeObjectTransactionRequiredException1Test</text:p>
          </table:table-cell>
          <table:table-cell office:value-type="string">
            <text:p>https://bugs.eclipse.org/bugs/show_bug.cgi?id=366464</text:p>
          </table:table-cell>
          <table:table-cell table:style-name="ce8" office:value-type="string">
            <text:p>EntityManager.getLockMode ( Object ) does not throw TransactionRequiredException when there is no transaction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re/lock/query</text:p>
          </table:table-cell>
          <table:table-cell office:value-type="string">
            <text:p>setLockModeIllegalStateException</text:p>
          </table:table-cell>
          <table:table-cell office:value-type="string">
            <text:p>https://bugs.eclipse.org/bugs/show_bug.cgi?id=366465</text:p>
          </table:table-cell>
          <table:table-cell table:style-name="ce8" office:value-type="string">
            <text:p>Query.setLockMode ( LockModeType ) does not throw IllegalStateException when the query is found not to be a Java Persistence query language SELECT query or a Criteria API query</text:p>
          </table:table-cell>
          <table:table-cell table:number-columns-repeated="1020"/>
        </table:table-row>
        <table:table-row table:style-name="ro2">
          <table:table-cell office:value-type="string">
            <text:p>core/query/apitests</text:p>
          </table:table-cell>
          <table:table-cell office:value-type="string">
            <text:p>getParameterIntClassTest</text:p>
          </table:table-cell>
          <table:table-cell office:value-type="string">
            <text:p>https://bugs.eclipse.org/bugs/show_bug.cgi?id=366526</text:p>
          </table:table-cell>
          <table:table-cell table:style-name="ce8" office:value-type="string">
            <text:p>Parameter.getName() does not return null when the parameter is not a named parameter</text:p>
          </table:table-cell>
          <table:table-cell table:number-columns-repeated="1020"/>
        </table:table-row>
        <table:table-row table:style-name="ro2">
          <table:table-cell office:value-type="string">
            <text:p>core/query/apitests</text:p>
          </table:table-cell>
          <table:table-cell office:value-type="string">
            <text:p>getParameterIntIllegalArgumentException2Test</text:p>
          </table:table-cell>
          <table:table-cell office:value-type="string">
            <text:p>https://bugs.eclipse.org/bugs/show_bug.cgi?id=366530</text:p>
          </table:table-cell>
          <table:table-cell table:style-name="ce8" office:value-type="string">
            <text:p>Parameter.getParameter(int, class) does not throw IllegalArgumentException when the parameter is not assignable to the type</text:p>
          </table:table-cell>
          <table:table-cell table:number-columns-repeated="1020"/>
        </table:table-row>
        <table:table-row table:style-name="ro2">
          <table:table-cell office:value-type="string">
            <text:p>core/query/apitests</text:p>
          </table:table-cell>
          <table:table-cell office:value-type="string">
            <text:p>getParameterValueIntIllegalStateExceptionTest</text:p>
          </table:table-cell>
          <table:table-cell office:value-type="string">
            <text:p>https://bugs.eclipse.org/bugs/show_bug.cgi?id=366549</text:p>
          </table:table-cell>
          <table:table-cell table:style-name="ce8" office:value-type="string">
            <text:p>Query.getParameterValue(int) does not throw IllegalStateException when the parameter has not been been bound</text:p>
          </table:table-cell>
          <table:table-cell table:number-columns-repeated="1020"/>
        </table:table-row>
        <table:table-row table:style-name="ro6">
          <table:table-cell office:value-type="string">
            <text:p>core/query/flushmode</text:p>
          </table:table-cell>
          <table:table-cell office:value-type="string">
            <text:p>flushModeTest1</text:p>
          </table:table-cell>
          <table:table-cell office:value-type="string">
            <text:p>https://bugs.eclipse.org/bugs/show_bug.cgi?id=366556</text:p>
          </table:table-cell>
          <table:table-cell table:style-name="ce8" office:value-type="string">
            <text:p>Query.getFlushMode() throws NullPointerException instead of the flush mode in effect for the entity manager when a flush mode has not been set for the query object </text:p>
          </table:table-cell>
          <table:table-cell table:number-columns-repeated="1020"/>
        </table:table-row>
        <table:table-row table:style-name="ro6">
          <table:table-cell office:value-type="string">
            <text:p>core/query/parameter</text:p>
          </table:table-cell>
          <table:table-cell office:value-type="string">
            <text:p>parameterTest2</text:p>
          </table:table-cell>
          <table:table-cell office:value-type="string">
            <text:p>https://bugs.eclipse.org/bugs/show_bug.cgi?id=366576</text:p>
          </table:table-cell>
          <table:table-cell table:style-name="ce8" office:value-type="string">
            <text:p>Parameter.getPosition() throws null instead of the actual position</text:p>
          </table:table-cell>
          <table:table-cell table:number-columns-repeated="1020"/>
        </table:table-row>
        <table:table-row table:style-name="ro2">
          <table:table-cell office:value-type="string">
            <text:p>core/query/parameter</text:p>
          </table:table-cell>
          <table:table-cell office:value-type="string">
            <text:p>parameterTQTest2</text:p>
          </table:table-cell>
          <table:table-cell office:value-type="string">
            <text:p>https://bugs.eclipse.org/bugs/show_bug.cgi?id=366576</text:p>
          </table:table-cell>
          <table:table-cell table:style-name="ce8" office:value-type="string">
            <text:p>Parameter.getPosition() throws null instead of the actual position</text:p>
          </table:table-cell>
          <table:table-cell table:number-columns-repeated="1020"/>
        </table:table-row>
        <table:table-row table:style-name="ro2">
          <table:table-cell office:value-type="string">
            <text:p>core/query/parameter</text:p>
          </table:table-cell>
          <table:table-cell office:value-type="string">
            <text:p>parameterTest3</text:p>
          </table:table-cell>
          <table:table-cell office:value-type="string">
            <text:p>https://bugs.eclipse.org/bugs/show_bug.cgi?id=366576</text:p>
          </table:table-cell>
          <table:table-cell table:style-name="ce8" office:value-type="string">
            <text:p>Parameter.getPosition() throws null instead of the actual position</text:p>
          </table:table-cell>
          <table:table-cell table:number-columns-repeated="1020"/>
        </table:table-row>
        <table:table-row table:style-name="ro3" table:number-rows-repeated="65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Verdana" svg:font-family="Verdana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2/13/2011</text:date>, <text:time>12:1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DiMilla</meta:initial-creator>
    <meta:creation-date>2011-12-08T11:14:21</meta:creation-date>
    <dc:date>2011-12-13T12:03:32</dc:date>
    <dc:creator>Stephen DiMilla</dc:creator>
    <meta:editing-duration>PT105H33M34S</meta:editing-duration>
    <meta:editing-cycles>24</meta:editing-cycles>
    <meta:generator>Oracle_Open_Office/3.2$Unix OpenOffice.org_project/320m12$Build-9483$CWS-native0pre</meta:generator>
    <meta:document-statistic meta:table-count="3" meta:cell-count="132" meta:object-count="0"/>
  </office:meta>
</office:document-meta>
</file>